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anda" svg:font-family="Verand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Text_20_body">
      <style:text-properties fo:font-variant="normal" fo:text-transform="none" fo:color="#000000" style:text-line-through-style="none" style:font-name="Courier New" fo:font-size="9.5pt" fo:font-style="normal" style:text-underline-style="none" fo:font-weight="normal" style:text-blinking="false" fo:background-color="transparen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6 NSI</text:p>
      <text:p text:style-name="P1">Ce projet a pour but de traiter et classifier des tableau ; seul le format csv est supporter . Demande Python 3.5.3 ou plus récent .</text:p>
      <text:p text:style-name="P1">Ce projet a les données du Titanic et donc avec les functions suivantes :</text:p>
      <text:p text:style-name="P1">- Main</text:p>
      <text:p text:style-name="P1">- Check</text:p>
      <text:p text:style-name="P1">- Import</text:p>
      <text:p text:style-name="P1">- Dguess</text:p>
      <text:p text:style-name="P1">- Dloader</text:p>
      <text:p text:style-name="P1">Nous pouvons effectuer – :</text:p>
      <text:p text:style-name="P1"/>
      <text:p text:style-name="P1">Main -</text:p>
      <text:p text:style-name="P1">La function main sert a executer la function loop importée (voire Importer.) et avec un try except pour prendre en charge d’éventuelle erreur, si le programme crash, cela demande si on veux quitter ou continuer. </text:p>
      <text:p text:style-name="P1"/>
      <text:p text:style-name="P1">Check -</text:p>
      <text:p text:style-name="P1">La function check (datafilename) sert a vérifier si le format des donées (csv) est sous le bon format pour cela, le programme compte le nombre de chaque caractère grace a des if et une boucle For et vérifie l’extension.</text:p>
      <text:p text:style-name="P1"/>
      <text:p text:style-name="P1">Import -</text:p>
      <text:p text:style-name="P1">La function importe sert à la modularité ; la function loop n'existe pas vraiment donc pour la modularité de cette function essaye d'importer la function externe / "extra" / voire les variables globals en haut du fichier pour chager facilement .</text:p>
      <text:p text:style-name="P1">Avec toujours les function par défaut en cas d’erreur pour importer votre function ( format pickle) .</text:p>
      <text:p text:style-name="P1"/>
      <text:p text:style-name="P1">Guess -</text:p>
      <text:p text:style-name="P1">La function Dguess sert à beaucoup de choses et est donc séparer en deux selon le besoin ;</text:p>
      <text:p text:style-name="P1">soit on veux les types et valeur par défaut global (d’une colone) (Note : le format des possibilitées est un dictionnaire et va prendre au hazard si les valeurs sont a égalitées , pas de garantis) </text:p>
      <text:p text:style-name="P1"><text:soft-page-break/></text:p>
      <text:p text:style-name="P1">Les résultats sont mit dans une variable gloable pour un mécanisme qui s’appelle le ‘Cache’ qui permet de ne pas recalculer toutes les valeurs a chaque fois si ils n’ont pas changer .</text:p>
      <text:p text:style-name="P1">;/;</text:p>
      <text:p text:style-name="P1">Ou si on veux générer une valeur inconnu local ; vous serez assister pour trouver l’inconnu qui vous manque avec l’algorithm Knn (Note: si la valeur est bien inconnu si une valeur alternative existe l’agorithm prend les données existante).</text:p>
      <text:p text:style-name="P1"/>
      <text:p text:style-name="P1">Loader -</text:p>
      <text:p text:style-name="P1">La function dloader sert traiter le tableau avec des objets du fichier text .cvs, grace a une autre function custom_strip qui servent a prendre des type de string particulier.</text:p>
      <text:p text:style-name="P1"/>
      <text:p text:style-name="P1">Tableprint -</text:p>
      <text:p text:style-name="P1">La function tableprint est particulière mais a un but assez simple ; </text:p>
      <text:p text:style-name="P1">elle sert a imprimer des tableau comme sont nom l’indique mais vous pouvez remarquez que elle est assez complexe et sa signature est juste def tableprint(*arg) et bien c’est a cause de la personalisation de cette function versatile .</text:p>
      <text:p text:style-name="P1">Les argument vont par pair ou la function attend </text:p>
      <text:p text:style-name="P1">- *[les argument (0) ]</text:p>
      <text:p text:style-name="P1">- None</text:p>
      <text:p text:style-name="P1">- ‘caratère de contrôle qui sera entre chaque argument’</text:p>
      <text:p text:style-name="P1">-(ou inserer les caratère )</text:p>
      <text:p text:style-name="P1">(Note : -1 peut être utiliser pour désigner tout les élément , pas le dernier ; si None le caratère ne sera pas ajouter)</text:p>
      <text:p text:style-name="P1">- ‘caratère de contrôle qui délémitera la ligne |^ et la prochaine ’</text:p>
      <text:p text:style-name="P1">- (ou inserer les caratère ) (voire précédent , vide laisser entre élément)</text:p>
      <text:p text:style-name="P1"/>
      <text:p text:style-name="P1">Crédits :</text:p>
      <text:p text:style-name="P4"><text:bookmark text:name="docs-internal-guid-11e94c14-7fff-11f7-4e93-297aa8acc54c"/>PAVARD Arthur, LUPETU Uriel, LAPOUGE Terr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anda" svg:font-family="Vera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Veranda" style:font-size-asian="10.5pt" style:language-asian="zh" style:country-asian="CN" style:font-name-complex="Verand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Veranda" style:font-size-asian="14pt" style:font-name-complex="Verand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25T06:39:56</meta:creation-date>
    <meta:editing-duration>PT7S</meta:editing-duration>
    <meta:editing-cycles>2</meta:editing-cycles>
    <meta:generator>AndrOpen_Office/5.0.2a$Unix OpenOffice.org_project/417m1$Build-9800</meta:generator>
    <meta:document-statistic meta:table-count="0" meta:image-count="0" meta:object-count="0" meta:page-count="2" meta:paragraph-count="37" meta:word-count="497" meta:character-count="2768"/>
    <dc:date>2022-04-25T06:40:37</dc:date>
  </office:meta>
</office:document-meta>
</file>